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7.174cm" table:align="left"/>
    </style:style>
    <style:style style:name="Tableau1.A" style:family="table-column">
      <style:table-column-properties style:column-width="5.452cm"/>
    </style:style>
    <style:style style:name="Tableau1.B" style:family="table-column">
      <style:table-column-properties style:column-width="1.722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📝 <text:span text:style-name="Strong_20_Emphasis">Business Plan – Plateforme de Cours Particuliers en Guyane</text:span></text:h>
      <text:h text:style-name="Heading_20_3" text:outline-level="3"><text:span text:style-name="Strong_20_Emphasis">1. Résumé exécutif</text:span></text:h>
      <text:p text:style-name="Text_20_body">Le projet consiste à lancer une plateforme web/mobile dédiée à la mise en relation entre <text:span text:style-name="Strong_20_Emphasis">professeurs</text:span> (enseignants, étudiants avancés, experts) et <text:span text:style-name="Strong_20_Emphasis">élèves</text:span> (collégiens, lycéens, étudiants, adultes en reconversion) en Guyane.<text:line-break/>Objectif : offrir des <text:span text:style-name="Strong_20_Emphasis">cours particuliers accessibles</text:span>, en présentiel ou en ligne, pour renforcer l’éducation et l’accompagnement scolaire dans une région souvent confrontée à un manque de soutien personnalisé.</text:p>
      <text:p text:style-name="Horizontal_20_Line"/>
      <text:h text:style-name="Heading_20_3" text:outline-level="3"><text:span text:style-name="Strong_20_Emphasis">2. Problème identifié</text:span></text:h>
      <text:list text:style-name="L1">
        <text:list-item>
          <text:p text:style-name="P1">Manque de soutien scolaire en Guyane.</text:p>
        </text:list-item>
        <text:list-item>
          <text:p text:style-name="P1">Difficulté d’accès à des profs compétents, surtout hors grandes villes (Cayenne, Kourou…).</text:p>
        </text:list-item>
        <text:list-item>
          <text:p text:style-name="P1">Manque de visibilité pour les enseignants souhaitant proposer leurs services.</text:p>
        </text:list-item>
        <text:list-item>
          <text:p text:style-name="P1">Besoin d’un complément d’apprentissage adapté au rythme des élèves.</text:p>
        </text:list-item>
      </text:list>
      <text:p text:style-name="Horizontal_20_Line"/>
      <text:h text:style-name="Heading_20_3" text:outline-level="3"><text:span text:style-name="Strong_20_Emphasis">3. Solution proposée</text:span></text:h>
      <text:p text:style-name="Text_20_body">Une <text:span text:style-name="Strong_20_Emphasis">plateforme numérique (application + site web)</text:span> permettant :</text:p>
      <text:list text:style-name="L2">
        <text:list-item>
          <text:p text:style-name="P2">Aux professeurs de créer un profil, fixer leurs tarifs, et proposer des cours.</text:p>
        </text:list-item>
        <text:list-item>
          <text:p text:style-name="P2">Aux étudiants/parents de rechercher des profs selon la matière, le niveau, le lieu ou le format (en ligne ou en présentiel).</text:p>
        </text:list-item>
        <text:list-item>
          <text:p text:style-name="P2">Paiement sécurisé, système d’avis, messagerie interne.</text:p>
        </text:list-item>
      </text:list>
      <text:p text:style-name="Horizontal_20_Line"/>
      <text:h text:style-name="Heading_20_3" text:outline-level="3"><text:span text:style-name="Strong_20_Emphasis">4. Étude de marché</text:span></text:h>
      <text:list text:style-name="L3">
        <text:list-item>
          <text:p text:style-name="P3"><text:span text:style-name="Strong_20_Emphasis">Population cible :</text:span></text:p>
          <text:list>
            <text:list-item>
              <text:p text:style-name="P3">Élèves du primaire au lycée, étudiants en BTS/DUT/Fac, adultes en formation continue.</text:p>
            </text:list-item>
            <text:list-item>
              <text:p text:style-name="P3">Parents souhaitant un meilleur suivi de leurs enfants.</text:p>
            </text:list-item>
          </text:list>
        </text:list-item>
        <text:list-item>
          <text:p text:style-name="P3"><text:span text:style-name="Strong_20_Emphasis">Concurrence locale :</text:span></text:p>
          <text:list>
            <text:list-item>
              <text:p text:style-name="P3">Faible : peu de plateformes structurées en Guyane.</text:p>
            </text:list-item>
            <text:list-item>
              <text:p text:style-name="P3">Acteurs nationaux comme Superprof ou Acadomia ne sont pas bien implantés localement.</text:p>
            </text:list-item>
          </text:list>
        </text:list-item>
        <text:list-item>
          <text:p text:style-name="P3"><text:span text:style-name="Strong_20_Emphasis">Avantage concurrentiel :</text:span></text:p>
          <text:list>
            <text:list-item>
              <text:p text:style-name="P3"><text:soft-page-break/>Plateforme locale, avec ancrage culturel et linguistique.</text:p>
            </text:list-item>
            <text:list-item>
              <text:p text:style-name="P3">Possibilité de proposer des cours dans des langues créoles ou locales.</text:p>
            </text:list-item>
            <text:list-item>
              <text:p text:style-name="P3">Tarifs adaptés au niveau de vie guyanais.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Modèle économique</text:span></text:h>
      <text:list text:style-name="L4">
        <text:list-item>
          <text:p text:style-name="P4"><text:span text:style-name="Strong_20_Emphasis">Commission sur chaque cours réservé</text:span> (ex : 10-20%).</text:p>
        </text:list-item>
        <text:list-item>
          <text:p text:style-name="P4"><text:span text:style-name="Strong_20_Emphasis">Abonnement premium</text:span> pour les enseignants (meilleure visibilité, outils pédagogiques).</text:p>
        </text:list-item>
        <text:list-item>
          <text:p text:style-name="P4"><text:span text:style-name="Strong_20_Emphasis">Offres groupées pour les familles</text:span> ou établissements scolaires.</text:p>
        </text:list-item>
        <text:list-item>
          <text:p text:style-name="P4"><text:span text:style-name="Strong_20_Emphasis">Partenariats avec des institutions locales</text:span> (écoles, mairies, associations).</text:p>
        </text:list-item>
      </text:list>
      <text:p text:style-name="Horizontal_20_Line"/>
      <text:h text:style-name="Heading_20_3" text:outline-level="3"><text:span text:style-name="Strong_20_Emphasis">6. Stratégie marketing</text:span></text:h>
      <text:list text:style-name="L5">
        <text:list-item>
          <text:p text:style-name="P5"><text:span text:style-name="Strong_20_Emphasis">Lancement pilote</text:span> dans les grandes villes (Cayenne, Kourou, Saint-Laurent).</text:p>
        </text:list-item>
        <text:list-item>
          <text:p text:style-name="P5">Campagnes sur <text:span text:style-name="Strong_20_Emphasis">réseaux sociaux locaux</text:span> (Facebook, WhatsApp, Instagram).</text:p>
        </text:list-item>
        <text:list-item>
          <text:p text:style-name="P5"><text:span text:style-name="Strong_20_Emphasis">Affichage dans les établissements scolaires, bibliothèques, centres de formation.</text:span></text:p>
        </text:list-item>
        <text:list-item>
          <text:p text:style-name="P5"><text:span text:style-name="Strong_20_Emphasis">Partenariats avec des profs locaux</text:span> pour promouvoir la plateforme.</text:p>
        </text:list-item>
        <text:list-item>
          <text:p text:style-name="P5">Organisation d’<text:span text:style-name="Strong_20_Emphasis">ateliers gratuits ou séminaires en ligne.</text:span></text:p>
        </text:list-item>
      </text:list>
      <text:p text:style-name="Horizontal_20_Line"/>
      <text:h text:style-name="Heading_20_3" text:outline-level="3"><text:span text:style-name="Strong_20_Emphasis">7. Aspects techniques</text:span></text:h>
      <text:list text:style-name="L6">
        <text:list-item>
          <text:p text:style-name="P6"><text:span text:style-name="Strong_20_Emphasis">Plateforme web/mobile responsive</text:span> (Laravel/Node.js + Flutter ou React Native).</text:p>
        </text:list-item>
        <text:list-item>
          <text:p text:style-name="P6">Système de paiement intégré (Stripe, PayPal, virement local).</text:p>
        </text:list-item>
        <text:list-item>
          <text:p text:style-name="P6">Calendrier, messagerie, visio intégrée (Zoom ou Jitsi).</text:p>
        </text:list-item>
        <text:list-item>
          <text:p text:style-name="P6">Modération et support utilisateur.</text:p>
        </text:list-item>
      </text:list>
      <text:p text:style-name="Horizontal_20_Line"/>
      <text:h text:style-name="Heading_20_3" text:outline-level="3"><text:span text:style-name="Strong_20_Emphasis">8. Organisation et Équipe</text:span></text:h>
      <text:list text:style-name="L7">
        <text:list-item>
          <text:p text:style-name="P7"><text:span text:style-name="Strong_20_Emphasis">Fondateur/CEO</text:span> : gestion du projet, vision stratégique.</text:p>
        </text:list-item>
        <text:list-item>
          <text:p text:style-name="P7"><text:span text:style-name="Strong_20_Emphasis">Développeur</text:span> : création et maintenance de la plateforme.</text:p>
        </text:list-item>
        <text:list-item>
          <text:p text:style-name="P7"><text:span text:style-name="Strong_20_Emphasis">Community Manager</text:span> : communication, marketing digital.</text:p>
        </text:list-item>
        <text:list-item>
          <text:p text:style-name="P7"><text:span text:style-name="Strong_20_Emphasis">Référents pédagogiques</text:span> : validation des profs, qualité des cours.</text:p>
        </text:list-item>
        <text:list-item>
          <text:p text:style-name="P7"><text:span text:style-name="Strong_20_Emphasis">Service client</text:span> : support utilisateurs.</text:p>
        </text:list-item>
      </text:list>
      <text:p text:style-name="Horizontal_20_Line"/>
      <text:h text:style-name="Heading_20_3" text:outline-level="3"><text:soft-page-break/><text:span text:style-name="Strong_20_Emphasis">9. Prévisions financières (exemple sur 12 mois)</text:span>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Poste</text:p>
            </table:table-cell>
            <table:table-cell table:style-name="Tableau1.A1" office:value-type="string">
              <text:p text:style-name="Table_20_Heading">Coût</text:p>
            </table:table-cell>
          </table:table-row>
        </table:table-header-rows>
        <table:table-row>
          <table:table-cell table:style-name="Tableau1.A1" office:value-type="string">
            <text:p text:style-name="Table_20_Contents">Développement plateforme</text:p>
          </table:table-cell>
          <table:table-cell table:style-name="Tableau1.A1" office:value-type="string">
            <text:p text:style-name="Table_20_Contents">8 000 €</text:p>
          </table:table-cell>
        </table:table-row>
        <table:table-row>
          <table:table-cell table:style-name="Tableau1.A1" office:value-type="string">
            <text:p text:style-name="Table_20_Contents">Marketing (pubs, flyers)</text:p>
          </table:table-cell>
          <table:table-cell table:style-name="Tableau1.A1" office:value-type="string">
            <text:p text:style-name="Table_20_Contents">2 000 €</text:p>
          </table:table-cell>
        </table:table-row>
        <table:table-row>
          <table:table-cell table:style-name="Tableau1.A1" office:value-type="string">
            <text:p text:style-name="Table_20_Contents">Salaires/indemnités (freelance)</text:p>
          </table:table-cell>
          <table:table-cell table:style-name="Tableau1.A1" office:value-type="string">
            <text:p text:style-name="Table_20_Contents">6 000 €</text:p>
          </table:table-cell>
        </table:table-row>
        <table:table-row>
          <table:table-cell table:style-name="Tableau1.A1" office:value-type="string">
            <text:p text:style-name="Table_20_Contents">Hébergement / maintenance</text:p>
          </table:table-cell>
          <table:table-cell table:style-name="Tableau1.A1" office:value-type="string">
            <text:p text:style-name="Table_20_Contents">1 200 €</text:p>
          </table:table-cell>
        </table:table-row>
        <table:table-row>
          <table:table-cell table:style-name="Tableau1.A1" office:value-type="string">
            <text:p text:style-name="Table_20_Contents">Divers / imprévus</text:p>
          </table:table-cell>
          <table:table-cell table:style-name="Tableau1.A1" office:value-type="string">
            <text:p text:style-name="Table_20_Contents">800 €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Total</text:span></text:p>
          </table:table-cell>
          <table:table-cell table:style-name="Tableau1.A1" office:value-type="string">
            <text:p text:style-name="Table_20_Contents"><text:span text:style-name="Strong_20_Emphasis">18 000 €</text:span></text:p>
          </table:table-cell>
        </table:table-row>
      </table:table>
      <text:p text:style-name="Horizontal_20_Line"/>
      <text:h text:style-name="Heading_20_3" text:outline-level="3"><text:span text:style-name="Strong_20_Emphasis">10. Besoin de financement</text:span></text:h>
      <text:list text:style-name="L8">
        <text:list-item>
          <text:p text:style-name="P8"><text:span text:style-name="Strong_20_Emphasis">Apport personnel</text:span> : 5 000 €</text:p>
        </text:list-item>
        <text:list-item>
          <text:p text:style-name="P8"><text:span text:style-name="Strong_20_Emphasis">Recherche de subvention ou prêt d’honneur</text:span> (BPI, Collectivités locales, Aides Outre-mer) : 10 000 €</text:p>
        </text:list-item>
        <text:list-item>
          <text:p text:style-name="P8"><text:span text:style-name="Strong_20_Emphasis">Levée de fonds possible après MVP</text:span>.</text:p>
        </text:list-item>
      </text:list>
      <text:p text:style-name="Horizontal_20_Line"/>
      <text:h text:style-name="Heading_20_3" text:outline-level="3"><text:span text:style-name="Strong_20_Emphasis">11. Perspectives d’évolution</text:span></text:h>
      <text:list text:style-name="L9">
        <text:list-item>
          <text:p text:style-name="P9">Déploiement dans d'autres DOM-TOM (Martinique, Guadeloupe).</text:p>
        </text:list-item>
        <text:list-item>
          <text:p text:style-name="P9">Intégration de cours en visio avec des enseignants en métropole.</text:p>
        </text:list-item>
        <text:list-item>
          <text:p text:style-name="P9">Création de contenu éducatif exclusif (vidéos, quiz, devoirs corrigés).</text:p>
        </text:list-item>
        <text:list-item>
          <text:p text:style-name="P9">Programme de tutorat pour les zones reculées.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0T03:51:30.705000000</meta:creation-date>
    <dc:date>2025-07-10T03:54:15.223000000</dc:date>
    <meta:editing-duration>PT2M45S</meta:editing-duration>
    <meta:editing-cycles>1</meta:editing-cycles>
    <meta:document-statistic meta:table-count="1" meta:image-count="0" meta:object-count="0" meta:page-count="3" meta:paragraph-count="70" meta:word-count="540" meta:character-count="3570" meta:non-whitespace-character-count="3141"/>
    <meta:generator>LibreOffice/7.5.4.2$Windows_X86_64 LibreOffice_project/36ccfdc35048b057fd9854c757a8b67ec53977b6</meta:generator>
  </office:meta>
</office:document-meta>
</file>